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fo:color="#0000f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9112869297899942077" text:style-name="L1">
        <text:list-item>
          <text:p text:style-name="P1">intro</text:p>
          <text:list>
            <text:list-item>
              <text:p text:style-name="P2">langage étudié ici</text:p>
            </text:list-item>
            <text:list-item>
              <text:p text:style-name="P2">année de création</text:p>
            </text:list-item>
            <text:list-item>
              <text:p text:style-name="P2">2 principaux domaines dans lesquels on utilise ce langage</text:p>
            </text:list-item>
            <text:list-item>
              <text:p text:style-name="P1">caractéristiques</text:p>
              <text:list>
                <text:list-item>
                  <text:p text:style-name="P2">complexité</text:p>
                </text:list-item>
                <text:list-item>
                  <text:p text:style-name="P2">approche des autres langages après avoir appris celui la</text:p>
                </text:list-item>
              </text:list>
            </text:list-item>
            <text:list-item>
              <text:p text:style-name="P2">oganisation grossière (4 grandes parties)</text:p>
            </text:list-item>
          </text:list>
        </text:list-item>
        <text:list-item>
          <text:p text:style-name="P1">bases</text:p>
          <text:list>
            <text:list-item>
              <text:p text:style-name="P1">au sujet de la programmation</text:p>
              <text:list>
                <text:list-item>
                  <text:p text:style-name="P1">programmer, dans quel langage ?</text:p>
                  <text:list>
                    <text:list-item>
                      <text:p text:style-name="P2">toute information dans un ordi transite sous forme de... (trivial)</text:p>
                    </text:list-item>
                    <text:list-item>
                      <text:p text:style-name="P1">un peu de vocabulaire</text:p>
                      <text:list>
                        <text:list-item>
                          <text:p text:style-name="P2">comment appeler un langage humainement assez compréhensible ?</text:p>
                        </text:list-item>
                        <text:list-item>
                          <text:p text:style-name="P2">comment appeler un langage facilement traduisible en binaire ? (peu d'abstr)</text:p>
                        </text:list-item>
                        <text:list-item>
                          <text:p text:style-name="P2">nom du texte qu'on écrit en programmant</text:p>
                        </text:list-item>
                        <text:list-item>
                          <text:p text:style-name="P2">nom du programme de "traduction" et de l'action de "traduire"</text:p>
                        </text:list-item>
                        <text:list-item>
                          <text:p text:style-name="P2">nom du programme binaire créé par le "traducteur"</text:p>
                        </text:list-item>
                      </text:list>
                    </text:list-item>
                    <text:list-item>
                      <text:p text:style-name="P2">C = langage de quel niveau ?</text:p>
                    </text:list-item>
                    <text:list-item>
                      <text:p text:style-name="P1">l'histoire du C</text:p>
                      <text:list>
                        <text:list-item>
                          <text:p text:style-name="P2">premier langage</text:p>
                        </text:list-item>
                        <text:list-item>
                          <text:p text:style-name="P2">deuxième et les 3 noms qu'il a pris tour a tour</text:p>
                        </text:list-item>
                        <text:list-item>
                          <text:p text:style-name="P2">troisième langage</text:p>
                        </text:list-item>
                        <text:list-item>
                          <text:p text:style-name="P2">un langage est une évolution de celui ci</text:p>
                        </text:list-item>
                      </text:list>
                    </text:list-item>
                    <text:list-item>
                      <text:p text:style-name="P2">C/C++ : un meilleur que l'autre ?</text:p>
                    </text:list-item>
                  </text:list>
                </text:list-item>
              </text:list>
            </text:list-item>
            <text:list-item>
              <text:p text:style-name="P1">ayez les bons outils</text:p>
              <text:list>
                <text:list-item>
                  <text:p text:style-name="P1">chapitre sauté (travaille en lignes de commandes)</text:p>
                </text:list-item>
                <text:list-item>
                  <text:p text:style-name="P1">replacé par</text:p>
                  <text:list>
                    <text:list-item>
                      <text:p text:style-name="P2">logiciel avec lequel écrire en C</text:p>
                    </text:list-item>
                    <text:list-item>
                      <text:p text:style-name="P2">indiquer langage</text:p>
                    </text:list-item>
                    <text:list-item>
                      <text:p text:style-name="P2">compiler en lignes de commandes</text:p>
                    </text:list-item>
                    <text:list-item>
                      <text:p text:style-name="P2">exécuter en lignes de commandes</text:p>
                    </text:list-item>
                  </text:list>
                </text:list-item>
              </text:list>
            </text:list-item>
            <text:list-item>
              <text:p text:style-name="P1">votre premier programme</text:p>
              <text:list>
                <text:list-item>
                  <text:p text:style-name="P1">type de programme</text:p>
                  <text:list>
                    <text:list-item>
                      <text:p text:style-name="P1">2 types de programmes possibles. Lesquels ?</text:p>
                    </text:list-item>
                    <text:list-item>
                      <text:p text:style-name="P1">2ème type... Vu maintenant ? Pourquoi ?</text:p>
                    </text:list-item>
                  </text:list>
                </text:list-item>
                <text:list-item>
                  <text:p text:style-name="P1">un minimum de code</text:p>
                  <text:list>
                    <text:list-item>
                      <text:p text:style-name="P1">demandez le code minimal</text:p>
                      <text:list>
                        <text:list-item>
                          <text:p text:style-name="P1">donner le code minimal</text:p>
                          <text:list>
                            <text:list-item>
                              <text:p text:style-name="P1">2 inclusions</text:p>
                            </text:list-item>
                            <text:list-item>
                              <text:p text:style-name="P1">l'en-tête de la fonction principale</text:p>
                            </text:list-item>
                            <text:list-item>
                              <text:p text:style-name="P1">l'instruction terminant le programme</text:p>
                            </text:list-item>
                            <text:list-item>
                              <text:p text:style-name="P1">un dernier truc à la fin que j'aime pas</text:p>
                            </text:list-item>
                          </text:list>
                        </text:list-item>
                        <text:list-item>
                          <text:p text:style-name="P1">façon longue d'écrire l'en-tête (j'en aurais besoin en systèmes)</text:p>
                        </text:list-item>
                        <text:list-item>
                          <text:p text:style-name="P1">afficher un message à l'écran</text:p>
                        </text:list-item>
                        <text:list-item>
                          <text:p text:style-name="P1">sauter une ligne</text:p>
                        </text:list-item>
                      </text:list>
                    </text:list-item>
                    <text:list-item>
                      <text:p text:style-name="P1">analysons le code minimal</text:p>
                      <text:list>
                        <text:list-item>
                          <text:p text:style-name="P1">comment appelle t-on en générale lignes commençant par # ?</text:p>
                        </text:list-item>
                        <text:list-item>
                          <text:p text:style-name="P1">a quoi sert include ?</text:p>
                        </text:list-item>
                        <text:list-item>
                          <text:p text:style-name="P1"><text:soft-page-break/>comment s'appelle le type de fichiers qu'on inclus systématiquement au début des programmes ? Comment on les encadre ?</text:p>
                        </text:list-item>
                        <text:list-item>
                          <text:p text:style-name="P1">comment appelle t-on ce qui a une en-tête et des accolades ?</text:p>
                        </text:list-item>
                        <text:list-item>
                          <text:p text:style-name="P1">à quoi servent ces trucs ?</text:p>
                        </text:list-item>
                        <text:list-item>
                          <text:p text:style-name="P1">syntaxe globale fonction</text:p>
                        </text:list-item>
                        <text:list-item>
                          <text:p text:style-name="P1">nom fonction principale</text:p>
                        </text:list-item>
                        <text:list-item>
                          <text:p text:style-name="P1">a quoi sert la dernière instruction d'un programme ?</text:p>
                        </text:list-item>
                      </text:list>
                    </text:list-item>
                  </text:list>
                </text:list-item>
                <text:list-item>
                  <text:p text:style-name="P1">écrire un message à l'écran</text:p>
                  <text:list>
                    <text:list-item>
                      <text:p text:style-name="P1"/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29</meta:creation-date>
    <dc:date>2014-10-24T14:31:21</dc:date>
    <dc:creator>yjfjyf jjku</dc:creator>
    <meta:editing-duration>PT2H3M23S</meta:editing-duration>
    <meta:editing-cycles>57</meta:editing-cycles>
    <meta:generator>OpenOffice/4.0.0$Unix OpenOffice.org_project/400m3$Build-9702</meta:generator>
    <meta:document-statistic meta:table-count="0" meta:image-count="0" meta:object-count="0" meta:page-count="2" meta:paragraph-count="56" meta:word-count="373" meta:character-count="1949"/>
  </office:meta>
</office:document-meta>
</file>